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618in"/>
    </style:style>
    <style:style style:name="co10" style:family="table-column">
      <style:table-column-properties fo:break-before="auto" style:column-width="2.3937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2.0311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8945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1.6654in"/>
    </style:style>
    <style:style style:name="co18" style:family="table-column">
      <style:table-column-properties fo:break-before="auto" style:column-width="2.0835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1.2047in"/>
    </style:style>
    <style:style style:name="co21" style:family="table-column">
      <style:table-column-properties fo:break-before="auto" style:column-width="5.0102in"/>
    </style:style>
    <style:style style:name="co22" style:family="table-column">
      <style:table-column-properties fo:break-before="auto" style:column-width="0.7827in"/>
    </style:style>
    <style:style style:name="co23" style:family="table-column">
      <style:table-column-properties fo:break-before="auto" style:column-width="1.6075in"/>
    </style:style>
    <style:style style:name="co24" style:family="table-column">
      <style:table-column-properties fo:break-before="auto" style:column-width="1.4791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1.3646in"/>
    </style:style>
    <style:style style:name="co27" style:family="table-column">
      <style:table-column-properties fo:break-before="auto" style:column-width="1.2453in"/>
    </style:style>
    <style:style style:name="co28" style:family="table-column">
      <style:table-column-properties fo:break-before="auto" style:column-width="1.1717in"/>
    </style:style>
    <style:style style:name="co29" style:family="table-column">
      <style:table-column-properties fo:break-before="auto" style:column-width="0.5717in"/>
    </style:style>
    <style:style style:name="co30" style:family="table-column">
      <style:table-column-properties fo:break-before="auto" style:column-width="3.6591in"/>
    </style:style>
    <style:style style:name="co31" style:family="table-column">
      <style:table-column-properties fo:break-before="auto" style:column-width="6.2965in"/>
    </style:style>
    <style:style style:name="co32" style:family="table-column">
      <style:table-column-properties fo:break-before="auto" style:column-width="0.8917in"/>
    </style:style>
    <style:style style:name="co3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4" table:default-cell-style-name="ce17"/>
        <table:table-column table:style-name="co5" table:default-cell-style-name="ce14"/>
        <table:table-column table:style-name="co6" table:default-cell-style-name="ce14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meta_package_index</text:p>
          </table:table-cell>
          <table:table-cell table:style-name="ce3" office:value-type="string" calcext:value-type="string">
            <text:p>meta_package_valid</text:p>
          </table:table-cell>
          <table:table-cell table:style-name="ce1" office:value-type="string" calcext:value-type="string">
            <text:p>meta_package_data_size</text:p>
          </table:table-cell>
          <table:table-cell table:style-name="ce3" office:value-type="string" calcext:value-type="string">
            <text:p>meta_package_tree</text:p>
          </table:table-cell>
          <table:table-cell table:style-name="ce1" office:value-type="string" calcext:value-type="string">
            <text:p>meta_package_description</text:p>
          </table:table-cell>
          <table:table-cell table:style-name="ce1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EZStack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um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pand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o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gc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itertoo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job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plot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warning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r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kit-lea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eabo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Yellow-brick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Gaussian Proces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Decision Tre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Random Fore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AdaBoo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Logistic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KNeighbor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Gaussian Naive Baye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Stacking y/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57" table:default-cell-style-name="Default"/>
        <table:table-column table:style-name="co15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source_name</text:p>
          </table:table-cell>
          <table:table-cell table:style-name="ce1" office:value-type="string" calcext:value-type="string">
            <text:p>package_source_type</text:p>
          </table:table-cell>
          <table:table-cell table:style-name="ce1" office:value-type="string" calcext:value-type="string">
            <text:p>package_source_short_name</text:p>
          </table:table-cell>
          <table:table-cell table:style-name="ce1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4" table:number-columns-repeated="57" table:default-cell-style-name="Default"/>
        <table:table-column table:style-name="co15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packag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name</text:p>
          </table:table-cell>
          <table:table-cell table:style-name="ce1" office:value-type="string" calcext:value-type="string">
            <text:p>package_problem</text:p>
          </table:table-cell>
          <table:table-cell table:style-name="ce1" office:value-type="string" calcext:value-type="string">
            <text:p>package_type</text:p>
          </table:table-cell>
          <table:table-cell table:style-name="ce1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11"/>
          <table:named-range table:name="_xlnm._FilterDatabase_0" table:base-cell-address="$meta_package.$A$1" table:cell-range-address="$package.$A$1:.$G$110"/>
          <table:named-range table:name="_xlnm._FilterDatabase_0_0" table:base-cell-address="$meta_package.$A$1" table:cell-range-address="$package.$A$1:.$G$108"/>
          <table:named-range table:name="_xlnm._FilterDatabase_0_0_0" table:base-cell-address="$meta_package.$A$1" table:cell-range-address="$package.$A$1:.$F$108"/>
          <table:named-range table:name="_xlnm._FilterDatabase_0_0_0_0" table:base-cell-address="$meta_package.$A$1" table:cell-range-address="$package.$A$1:.$F$102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number-columns-repeated="59" table:default-cell-style-name="Default"/>
        <table:table-column table:style-name="co33" table:number-columns-repeated="954" table:default-cell-style-name="ce1"/>
        <table:table-row table:style-name="ro1">
          <table:table-cell table:style-name="ce1" office:value-type="string" calcext:value-type="string">
            <text:p>sort_key</text:p>
          </table:table-cell>
          <table:table-cell table:style-name="ce3" office:value-type="string" calcext:value-type="string">
            <text:p>meta_package_index</text:p>
          </table:table-cell>
          <table:table-cell table:style-name="ce3" office:value-type="string" calcext:value-type="string">
            <text:p>document_problem</text:p>
          </table:table-cell>
          <table:table-cell table:style-name="ce3" office:value-type="string" calcext:value-type="string">
            <text:p>document_stacking</text:p>
          </table:table-cell>
          <table:table-cell table:style-name="ce3" office:value-type="string" calcext:value-type="string">
            <text:p>document_keras</text:p>
          </table:table-cell>
          <table:table-cell table:style-name="ce3" office:value-type="string" calcext:value-type="string">
            <text:p>document_xgb</text:p>
          </table:table-cell>
          <table:table-cell table:style-name="ce3" office:value-type="string" calcext:value-type="string">
            <text:p>document_pipeline</text:p>
          </table:table-cell>
          <table:table-cell table:style-name="ce3" office:value-type="string" calcext:value-type="string">
            <text:p>document_yb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3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al set of dropped columns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" office:value-type="string" calcext:value-type="string">
            <text:p>Imputation</text:p>
          </table:table-cell>
          <table:table-cell table:style-name="ce3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3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3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3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3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3" office:value-type="string" calcext:value-type="string">
            <text:p>"corr = df.corr() \ncorr.style.background_gradient(cmap='coolwarm')"</text:p>
          </table:table-cell>
          <table:table-cell table:number-columns-repeated="1013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1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1" table:formula="of:=[.A53]+1" office:value-type="float" office:value="53" calcext:value-type="float">
            <text:p>5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1" table:formula="of:=[.A55]+1" office:value-type="float" office:value="55" calcext:value-type="float">
            <text:p>55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1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table:style-name="ce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1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1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table:style-name="ce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1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1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1" table:formula="of:=[.A63]+1" office:value-type="float" office:value="63" calcext:value-type="float">
            <text:p>6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1" table:formula="of:=[.A64]+1" office:value-type="float" office:value="64" calcext:value-type="float">
            <text:p>6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65]+1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1" table:formula="of:=[.A66]+1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67]+1" office:value-type="float" office:value="67" calcext:value-type="float">
            <text:p>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" table:formula="of:=[.A68]+1" office:value-type="float" office:value="68" calcext:value-type="float">
            <text:p>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3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1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1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<text:span text:style-name="T1">"nb_targets = </text:span>1"</text:p>
          </table:table-cell>
          <table:table-cell table:number-columns-repeated="1013"/>
        </table:table-row>
        <table:table-row table:style-name="ro1">
          <table:table-cell table:style-name="ce1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<text:span text:style-name="T1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1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3" office:value-type="string" calcext:value-type="string">
            <text:p>"X_train, X_test, y_train, y_test = split(X, y, test_size=0.33)"</text:p>
          </table:table-cell>
          <table:table-cell table:number-columns-repeated="1013"/>
        </table:table-row>
        <table:table-row table:style-name="ro1">
          <table:table-cell table:style-name="ce1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1" table:formula="of:=[.A75]+1" office:value-type="float" office:value="75" calcext:value-type="float">
            <text:p>7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76]+1" office:value-type="float" office:value="76" calcext:value-type="float">
            <text:p>7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1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1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3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13"/>
        </table:table-row>
        <table:table-row table:style-name="ro1">
          <table:table-cell table:style-name="ce1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um_tree_processor = make_pipeline(SimpleImputer(strategy='mean', add_indicator=True))"</text:p>
          </table:table-cell>
          <table:table-cell table:number-columns-repeated="1013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1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3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13"/>
        </table:table-row>
        <table:table-row table:style-name="ro1">
          <table:table-cell table:style-name="ce1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um_ntree_processor = make_pipeline(SimpleImputer(strategy='mean', add_indicator=True), StandardScaler())"</text:p>
          </table:table-cell>
          <table:table-cell table:number-columns-repeated="1013"/>
        </table:table-row>
        <table:table-row table:style-name="ro1">
          <table:table-cell table:style-name="ce1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1" table:formula="of:=[.A86]+1" office:value-type="float" office:value="86" calcext:value-type="float">
            <text:p>8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3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1" table:formula="of:=[.A87]+1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table:style-name="ce31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3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1" table:formula="of:=[.A88]+1" office:value-type="float" office:value="88" calcext:value-type="float">
            <text:p>8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<text:span text:style-name="T1">"K_C = KerasClassifier(K_Class, batch_size=64, epochs=2000, callbacks=[es], validation_split=0.1</text:span>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1" table:formula="of:=[.A89]+1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<text:span text:style-name="T1">"K_R = KerasRegressor(K_Regre, batch_size=64, epochs=2000, callbacks=[es], validation_split=0.1</text:span>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1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1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1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</text:span>)"</text:p>
          </table:table-cell>
          <table:table-cell table:number-columns-repeated="1013"/>
        </table:table-row>
        <table:table-row table:style-name="ro1">
          <table:table-cell table:style-name="ce1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3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1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3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1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3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1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3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1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" table:formula="of:=[.A98]+1" office:value-type="float" office:value="98" calcext:value-type="float">
            <text:p>9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99]+1" office:value-type="float" office:value="99" calcext:value-type="float">
            <text:p>9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00]+1" office:value-type="float" office:value="100" calcext:value-type="float">
            <text:p>10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1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3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1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1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plot_partial_dependence(model, X_train, features_of_interest)"</text:p>
          </table:table-cell>
          <table:table-cell table:number-columns-repeated="1013"/>
        </table:table-row>
        <table:table-row table:style-name="ro1">
          <table:table-cell table:style-name="ce1" table:formula="of:=[.A105]+1" office:value-type="float" office:value="105" calcext:value-type="float">
            <text:p>10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3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1" table:formula="of:=[.A106]+1" office:value-type="float" office:value="106" calcext:value-type="float">
            <text:p>10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1" table:formula="of:=[.A107]+1" office:value-type="float" office:value="107" calcext:value-type="float">
            <text:p>10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Class prediction error</text:p>
          </table:table-cell>
          <table:table-cell table:style-name="ce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" table:formula="of:=[.A111]+1" office:value-type="float" office:value="111" calcext:value-type="float">
            <text:p>11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3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Confusion matrix</text:p>
          </table:table-cell>
          <table:table-cell table:style-name="ce3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$R^2$ score</text:p>
          </table:table-cell>
          <table:table-cell table:style-name="ce3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15]+1" office:value-type="float" office:value="115" calcext:value-type="float">
            <text:p>1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1" table:formula="of:=[.A116]+1" office:value-type="float" office:value="116" calcext:value-type="float">
            <text:p>11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1" table:formula="of:=[.A118]+1" office:value-type="float" office:value="118" calcext:value-type="float">
            <text:p>11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1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LogisticRegressionCV(cv=5, </text:span>solver='saga', penalty='elasticnet', l1_ratios=[0.1, 0.5, 0.9], n_jobs=-1)"</text:p>
          </table:table-cell>
          <table:table-cell table:number-columns-repeated="1013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3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3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1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3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3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1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" table:formula="of:=[.A125]+1" office:value-type="float" office:value="125" calcext:value-type="float">
            <text:p>12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3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1" table:formula="of:=[.A127]+1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1" table:formula="of:=[.A128]+1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" table:formula="of:=[.A129]+1" office:value-type="float" office:value="129" calcext:value-type="float">
            <text:p>12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" table:formula="of:=[.A130]+1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Final Class prediction error</text:p>
          </table:table-cell>
          <table:table-cell table:style-name="ce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" table:formula="of:=[.A131]+1" office:value-type="float" office:value="131" calcext:value-type="float">
            <text:p>1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" table:formula="of:=[.A132]+1" office:value-type="float" office:value="132" calcext:value-type="float">
            <text:p>1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3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Final Confusion matrix</text:p>
          </table:table-cell>
          <table:table-cell table:style-name="ce3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$R^2$ score</text:p>
          </table:table-cell>
          <table:table-cell table:style-name="ce3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1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1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 your server</text:p>
          </table:table-cell>
          <table:table-cell office:value-type="string" calcext:value-type="string">
            <text:p>"run server.py"</text:p>
          </table:table-cell>
          <table:table-cell table:number-columns-repeated="1013"/>
        </table:table-row>
        <table:table-row table:style-name="ro1">
          <table:table-cell table:style-name="ce1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<text:span text:style-name="T2">Test your API at </text:span><text:span text:style-name="T2"><text:a xlink:href="http://127.0.0.1:8000/docs" xlink:type="simple">http://127.0.0.1:8000/docs</text:a></text:span>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"/>
          <table:table-cell table:number-columns-repeated="2"/>
          <table:table-cell table:style-name="ce31" table:number-columns-repeated="5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31" table:number-columns-repeated="5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31" table:number-columns-repeated="5"/>
          <table:table-cell table:style-name="ce3" table:number-columns-repeated="3"/>
          <table:table-cell table:number-columns-repeated="1013"/>
        </table:table-row>
        <table:table-row table:style-name="ro1" table:number-rows-repeated="2">
          <table:table-cell table:style-name="ce1"/>
          <table:table-cell table:number-columns-repeated="2"/>
          <table:table-cell table:style-name="ce31" table:number-columns-repeated="5"/>
          <table:table-cell table:style-name="ce3"/>
          <table:table-cell table:number-columns-repeated="1015"/>
        </table:table-row>
        <table:table-row table:style-name="ro1" table:number-rows-repeated="2">
          <table:table-cell table:style-name="ce1"/>
          <table:table-cell table:number-columns-repeated="2"/>
          <table:table-cell table:style-name="ce31" table:number-columns-repeated="2"/>
          <table:table-cell/>
          <table:table-cell table:style-name="ce31" table:number-columns-repeated="2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31" table:number-columns-repeated="5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 table:number-rows-repeated="5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"/>
          <table:table-cell table:number-columns-repeated="2"/>
          <table:table-cell table:style-name="ce31" table:number-columns-repeated="5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6"/>
          <table:table-cell table:style-name="ce31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/>
          <table:table-cell table:number-columns-repeated="6"/>
          <table:table-cell table:style-name="ce31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1"/>
          <table:table-cell table:number-columns-repeated="6"/>
          <table:table-cell table:style-name="ce31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3" table:number-columns-repeated="3"/>
          <table:table-cell table:number-columns-repeated="1013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11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1:38:41.628502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2-05-24T16:11:46.338392600</dc:date>
    <meta:editing-cycles>502</meta:editing-cycles>
    <meta:editing-duration>P7DT16H37M45S</meta:editing-duration>
    <meta:generator>LibreOffice/6.4.7.2$Linux_X86_64 LibreOffice_project/40$Build-2</meta:generator>
    <meta:document-statistic meta:table-count="4" meta:cell-count="2742" meta:object-count="0"/>
  </office:meta>
</office:document-meta>
</file>